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860d" draw:textarea-horizontal-align="justify" draw:textarea-vertical-align="middle" draw:auto-grow-height="false" fo:min-height="1.5cm" fo:min-width="2.5cm"/>
      <style:paragraph-properties style:writing-mode="lr-tb"/>
    </style:style>
    <style:style style:name="gr2" style:family="graphic" style:parent-style-name="standard">
      <style:graphic-properties draw:fill-color="#ffa6a6" draw:textarea-horizontal-align="justify" draw:textarea-vertical-align="middle" draw:auto-grow-height="false" fo:min-height="1.5cm" fo:min-width="2.5cm"/>
      <style:paragraph-properties style:writing-mode="lr-tb"/>
    </style:style>
    <style:style style:name="gr3" style:family="graphic" style:parent-style-name="standard">
      <style:graphic-properties draw:fill-color="#bbe33d" draw:textarea-horizontal-align="justify" draw:textarea-vertical-align="middle" draw:auto-grow-height="false" fo:min-height="1.5cm" fo:min-width="1.25cm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1.5cm" fo:min-width="1.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248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fo:language="en" fo:country="GB"/>
    </style:style>
    <style:style style:name="P2" style:family="paragraph">
      <loext:graphic-properties draw:fill-color="#ff860d"/>
      <style:paragraph-properties fo:text-align="center" style:writing-mode="lr-tb"/>
      <style:text-properties fo:font-size="10pt" fo:language="en" fo:country="GB"/>
    </style:style>
    <style:style style:name="P3" style:family="paragraph">
      <loext:graphic-properties draw:fill-color="#ffa6a6"/>
      <style:paragraph-properties fo:text-align="center" style:writing-mode="lr-tb"/>
      <style:text-properties fo:font-size="10pt" fo:language="en" fo:country="GB"/>
    </style:style>
    <style:style style:name="P4" style:family="paragraph">
      <loext:graphic-properties draw:fill-color="#bbe33d"/>
      <style:paragraph-properties fo:text-align="center" style:writing-mode="lr-tb"/>
      <style:text-properties fo:font-size="10pt" fo:language="en" fo:country="GB"/>
    </style:style>
    <style:style style:name="P5" style:family="paragraph">
      <style:paragraph-properties fo:text-align="center" style:writing-mode="lr-tb"/>
      <style:text-properties fo:font-size="9pt" fo:language="en" fo:country="GB"/>
    </style:style>
    <style:style style:name="P6" style:family="paragraph">
      <loext:graphic-properties draw:fill-color="#bbe33d"/>
      <style:paragraph-properties fo:text-align="center" style:writing-mode="lr-tb"/>
      <style:text-properties fo:font-size="9pt" fo:language="en" fo:country="GB"/>
    </style:style>
    <style:style style:name="P7" style:family="paragraph">
      <style:paragraph-properties fo:text-align="center" style:writing-mode="lr-tb"/>
      <style:text-properties fo:font-size="8pt" fo:language="en" fo:country="GB"/>
    </style:style>
    <style:style style:name="P8" style:family="paragraph">
      <loext:graphic-properties draw:fill-color="#b4c7dc"/>
      <style:paragraph-properties fo:text-align="center" style:writing-mode="lr-tb"/>
      <style:text-properties fo:font-size="8pt" fo:language="en" fo:country="GB"/>
    </style:style>
    <style:style style:name="P9" style:family="paragraph">
      <loext:graphic-properties draw:fill="none" draw:fill-color="#ffffff"/>
      <style:paragraph-properties style:writing-mode="lr-tb"/>
      <style:text-properties fo:font-weight="bold"/>
    </style:style>
    <style:style style:name="T1" style:family="text">
      <style:text-properties fo:font-size="10pt" fo:language="en" fo:country="GB"/>
    </style:style>
    <style:style style:name="T2" style:family="text">
      <style:text-properties fo:font-size="9pt" fo:language="en" fo:country="GB"/>
    </style:style>
    <style:style style:name="T3" style:family="text">
      <style:text-properties fo:font-size="8pt" fo:language="en" fo:country="GB"/>
    </style:style>
    <style:style style:name="T4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a xlink:href="file:///home/mac/source/senfgurke/features/run_tests/run_tests.feature" xlink:type="simple" xlink:show="embed">
          <draw:custom-shape draw:style-name="gr1" draw:text-style-name="P2" draw:layer="layout" svg:width="3cm" svg:height="1.75cm" svg:x="11.502cm" svg:y="11.356cm">
            <text:p text:style-name="P1"><text:span text:style-name="T1">test run is </text:span><text:span text:style-name="T1">started</text:span></text:p>
            <draw:enhanced-geometry svg:viewBox="0 0 21600 21600" draw:type="rectangle" draw:enhanced-path="M 0 0 L 21600 0 21600 21600 0 21600 0 0 Z N"/>
          </draw:custom-shape>
        </draw:a>
        <draw:a xlink:href="file:///home/mac/source/senfgurke/features/read_features/load_feature_files.feature" xlink:type="simple" xlink:show="embed">
          <draw:custom-shape draw:style-name="gr1" draw:text-style-name="P2" draw:layer="layout" svg:width="3cm" svg:height="1.75cm" svg:x="24.252cm" svg:y="11.356cm">
            <text:p text:style-name="P1"><text:span text:style-name="T1">feature </text:span><text:span text:style-name="T1">files are </text:span><text:span text:style-name="T1">loaded</text:span></text:p>
            <draw:enhanced-geometry svg:viewBox="0 0 21600 21600" draw:type="rectangle" draw:enhanced-path="M 0 0 L 21600 0 21600 21600 0 21600 0 0 Z N"/>
          </draw:custom-shape>
        </draw:a>
        <draw:a xlink:href="file:///home/mac/source/senfgurke/features/read_features/parse_features.feature" xlink:type="simple" xlink:show="embed">
          <draw:custom-shape draw:style-name="gr1" draw:text-style-name="P2" draw:layer="layout" svg:width="3cm" svg:height="1.75cm" svg:x="37.002cm" svg:y="11.356cm">
            <text:p text:style-name="P1"><text:span text:style-name="T1">Gherkin </text:span><text:span text:style-name="T1">from </text:span><text:span text:style-name="T1">features </text:span><text:span text:style-name="T1">is </text:span><text:span text:style-name="T1">parsed</text:span></text:p>
            <draw:enhanced-geometry svg:viewBox="0 0 21600 21600" draw:type="rectangle" draw:enhanced-path="M 0 0 L 21600 0 21600 21600 0 21600 0 0 Z N"/>
          </draw:custom-shape>
        </draw:a>
        <draw:a xlink:href="file:///home/mac/source/senfgurke/features/run_tests/run_features.feature" xlink:type="simple" xlink:show="embed">
          <draw:custom-shape draw:style-name="gr1" draw:text-style-name="P2" draw:layer="layout" svg:width="3cm" svg:height="1.75cm" svg:x="49.752cm" svg:y="11.356cm">
            <text:p text:style-name="P1"><text:span text:style-name="T1">features </text:span><text:span text:style-name="T1">are </text:span><text:span text:style-name="T1">execute</text:span><text:span text:style-name="T1">d</text:span></text:p>
            <draw:enhanced-geometry svg:viewBox="0 0 21600 21600" draw:type="rectangle" draw:enhanced-path="M 0 0 L 21600 0 21600 21600 0 21600 0 0 Z N"/>
          </draw:custom-shape>
        </draw:a>
        <draw:a xlink:href="file:///home/mac/source/senfgurke/features/report/report_in_verbose_format.feature" xlink:type="simple" xlink:show="embed">
          <draw:custom-shape draw:style-name="gr1" draw:text-style-name="P2" draw:layer="layout" svg:width="3cm" svg:height="1.75cm" svg:x="62.502cm" svg:y="11.356cm">
            <text:p text:style-name="P1"><text:span text:style-name="T1">step </text:span><text:span text:style-name="T1">results </text:span><text:span text:style-name="T1">are </text:span><text:span text:style-name="T1">reported</text:span></text:p>
            <draw:enhanced-geometry svg:viewBox="0 0 21600 21600" draw:type="rectangle" draw:enhanced-path="M 0 0 L 21600 0 21600 21600 0 21600 0 0 Z N"/>
          </draw:custom-shape>
        </draw:a>
        <draw:a xlink:href="file:///home/mac/source/senfgurke/features/report/report_statistics.feature" xlink:type="simple" xlink:show="embed">
          <draw:custom-shape draw:style-name="gr1" draw:text-style-name="P2" draw:layer="layout" svg:width="3cm" svg:height="1.75cm" svg:x="75.252cm" svg:y="11.356cm">
            <text:p text:style-name="P1"><text:span text:style-name="T1">statistic</text:span><text:span text:style-name="T1">s are </text:span><text:span text:style-name="T1">reported</text:span></text:p>
            <draw:enhanced-geometry svg:viewBox="0 0 21600 21600" draw:type="rectangle" draw:enhanced-path="M 0 0 L 21600 0 21600 21600 0 21600 0 0 Z N"/>
          </draw:custom-shape>
        </draw:a>
        <draw:custom-shape draw:style-name="gr2" draw:text-style-name="P3" draw:layer="layout" svg:width="3cm" svg:height="1.75cm" svg:x="7.752cm" svg:y="11.856cm">
          <text:p text:style-name="P1"><text:span text:style-name="T1">ru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75cm" svg:x="1.75cm" svg:y="3.5cm">
          <text:p text:style-name="P1"><text:span text:style-name="T1">system </text:span></text:p>
          <text:p text:style-name="P1"><text:span text:style-name="T1">(objec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75cm" svg:x="6cm" svg:y="3.5cm">
          <text:p text:style-name="P1"><text:span text:style-name="T1">key </text:span><text:span text:style-name="T1">ev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75cm" svg:x="20.752cm" svg:y="11.856cm">
          <text:p text:style-name="P1"><text:span text:style-name="T1">feature </text:span><text:span text:style-name="T1">lo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75cm" svg:x="33.502cm" svg:y="11.856cm">
          <text:p text:style-name="P1"><text:span text:style-name="T1">feature pars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75cm" svg:x="46.252cm" svg:y="11.856cm">
          <text:p text:style-name="P1"><text:span text:style-name="T1">feature runn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75cm" svg:x="46.252cm" svg:y="14.106cm">
          <text:p text:style-name="P1"><text:span text:style-name="T1">example runn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75cm" svg:x="46.252cm" svg:y="16.356cm">
          <text:p text:style-name="P1"><text:span text:style-name="T1">step runn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75cm" svg:x="59.002cm" svg:y="11.856cm">
          <text:p text:style-name="P1"><text:span text:style-name="T1">repor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75cm" svg:x="59.002cm" svg:y="14.106cm">
          <text:p text:style-name="P1"><text:span text:style-name="T1">report formatt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75cm" svg:x="71.752cm" svg:y="11.856cm">
          <text:p text:style-name="P1"><text:span text:style-name="T1">statistic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75cm" svg:x="71.752cm" svg:y="14.106cm">
          <text:p text:style-name="P1"><text:span text:style-name="T1">repor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75cm" svg:x="46.252cm" svg:y="18.606cm">
          <text:p text:style-name="P1"><text:span text:style-name="T1">step func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75cm" svg:x="46.252cm" svg:y="20.856cm">
          <text:p text:style-name="P1"><text:span text:style-name="T1">expectat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5cm" svg:height="1.75cm" svg:x="5.252cm" svg:y="11.856cm">
          <text:p text:style-name="P1"><text:span text:style-name="T1">tag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5cm" svg:height="1.75cm" svg:x="10.5cm" svg:y="3.5cm">
          <text:p text:style-name="P1"><text:span text:style-name="T1">read mode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5cm" svg:height="1.75cm" svg:x="5.252cm" svg:y="13.856cm">
          <text:p text:style-name="P1"><text:span text:style-name="T1">filt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5cm" svg:height="1.75cm" svg:x="18.502cm" svg:y="11.856cm">
          <text:p text:style-name="P1"><text:span text:style-name="T1">filt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5cm" svg:height="1.75cm" svg:x="44.002cm" svg:y="11.856cm">
          <text:p text:style-name="P1"><text:span text:style-name="T1">tag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5cm" svg:height="1.75cm" svg:x="31.252cm" svg:y="11.856cm">
          <text:p text:style-name="P1"><text:span text:style-name="T1">text file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5cm" svg:height="1.75cm" svg:x="44.002cm" svg:y="14.106cm">
          <text:p text:style-name="P5"><text:span text:style-name="T2">sections</text:span></text:p>
          <text:p text:style-name="P5"><text:span text:style-name="T2">(Gherkin objects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5cm" svg:height="1.75cm" svg:x="56.752cm" svg:y="11.856cm">
          <text:p text:style-name="P5"><text:span text:style-name="T2">section</text:span></text:p>
          <text:p text:style-name="P5"><text:span text:style-name="T2">name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5cm" svg:height="1.75cm" svg:x="56.752cm" svg:y="14.106cm">
          <text:p text:style-name="P5"><text:span text:style-name="T2">section</text:span></text:p>
          <text:p text:style-name="P5"><text:span text:style-name="T2">type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5cm" svg:height="1.75cm" svg:x="69.502cm" svg:y="11.856cm">
          <text:p text:style-name="P5"><text:span text:style-name="T2">dur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5cm" svg:height="1.75cm" svg:x="69.502cm" svg:y="14.156cm">
          <text:p text:style-name="P5"><text:span text:style-name="T2">counte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5cm" svg:height="1.75cm" svg:x="56.752cm" svg:y="16.356cm">
          <text:p text:style-name="P5"><text:span text:style-name="T2">step result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75cm" svg:height="1.75cm" svg:x="3cm" svg:y="11.35cm">
          <text:p text:style-name="P7"><text:span text:style-name="T3">test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75cm" svg:height="1.75cm" svg:x="13.5cm" svg:y="3.5cm">
          <text:p text:style-name="P7"><text:span text:style-name="T3">comman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75cm" svg:x="7.75cm" svg:y="13.85cm">
          <text:p text:style-name="P1"><text:span text:style-name="T1">session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75cm" svg:height="1.75cm" svg:x="16.3cm" svg:y="11.35cm">
          <text:p text:style-name="P7"><text:span text:style-name="T3">load feature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75cm" svg:height="1.75cm" svg:x="28.95cm" svg:y="11.35cm">
          <text:p text:style-name="P7"><text:span text:style-name="T3">parse loaded feature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75cm" svg:height="1.75cm" svg:x="41.9cm" svg:y="11.35cm">
          <text:p text:style-name="P7"><text:span text:style-name="T3">run parsed</text:span></text:p>
          <text:p text:style-name="P7"><text:span text:style-name="T3">feature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75cm" svg:height="1.75cm" svg:x="67.4cm" svg:y="11.35cm">
          <text:p text:style-name="P7"><text:span text:style-name="T3">finish report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2.75cm" svg:height="1.498cm" svg:x="3cm" svg:y="9.002cm">
          <draw:text-box>
            <text:p><text:span text:style-name="T4">Sen</text:span><text:span text:style-name="T4">fgur</text:span><text:span text:style-name="T4">ke </text:span><text:span text:style-name="T4">eve</text:span><text:span text:style-name="T4">nts </text:span><text:span text:style-name="T4">– </text:span><text:span text:style-name="T4">test </text:span><text:span text:style-name="T4">run</text:span></text:p>
          </draw:text-box>
        </draw:frame>
        <draw:frame draw:style-name="gr5" draw:text-style-name="P9" draw:layer="layout" svg:width="12.75cm" svg:height="1.498cm" svg:x="1.7cm" svg:y="1.752cm">
          <draw:text-box>
            <text:p><text:span text:style-name="T4">leg</text:span><text:span text:style-name="T4">en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06T14:27:36.807627992</meta:creation-date>
    <dc:date>2022-03-12T14:32:20.051793675</dc:date>
    <meta:editing-duration>PT23M27S</meta:editing-duration>
    <meta:editing-cycles>6</meta:editing-cycles>
    <meta:generator>LibreOffice/7.3.1.3$Linux_X86_64 LibreOffice_project/30$Build-3</meta:generator>
    <meta:document-statistic meta:object-count="41"/>
  </office:meta>
</office:document-meta>
</file>